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79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bo-2-180_items-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 am very accepting and flexible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like mental challenges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rarely get bored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hen I have had enough of something, I move on to something else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try to follow the rules, but sometimes need to break them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like to push myself and others beyond our comfort zones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urrent events sometimes make me depressed and even upset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sometimes find it difficult to watch violence on TV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 can be difficult getting started, but once I'm going it's hard to stop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ing well-organized helps me get more done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 work hard and expect my efforts to be appreciated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spend most of my time trying to understand things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am upbeat and energetic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tend to doubt those in authority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tend to see life from a zero-sum, winner-take-all perspective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am unique and tend to be a bit of a non-conformist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like to make other people happy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 am adaptable and don't mind following another person's lead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tend to follow the rules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ven enough time, I can solve highly complex problems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will continue working even when I don't feel well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 suspect that fake, pretentious people are hiding something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always try to break the tension with a good joke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daydream about being in love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can be argumentative and am not afraid to fight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can be sensitive at times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keep my belongings in order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ople often seem to know that it's safe to confide in me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enjoy reading, learning, and watching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can be a workaholic and am happiest when working towards a goal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ear of being taken advantage of keeps me from being more trusting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don't like to be fenced in with obligations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can be vocal and temperamental when things aren't going my way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t's nice to win people over to my side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strive for efficiency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's fun to be like a fly on the wall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keep my thoughts to myself, to prevent trouble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am an independent person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am willing to work late to meet deadlines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get input from others before I make a decision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tend to be friendly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sometimes try to help people who really want to be left alone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 can keep a conversation going with anyone about anything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sometimes enjoy being somewhat of a contrarian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tend to come out of my shell only around those with shared interests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want to help the homeless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will sometimes take responsibility when others won't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loyal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hat doesn't kill you, makes you stronger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t is important for me to be comfortable, both mentally and physically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metimes I feel lonely and misunderstood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cannot stand being bored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chedules and to-do lists help me keep on track and get things done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wds tend to wear me out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often prioritize others' needs over my own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work hard and am supportive of others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sometimes feel protective of my friends and family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hate to make mistakes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must always be having new experiences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tend to make a good first impression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am supportive and a good listener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am honest, sincere, and value fairness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like sincere people who have integrity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put family first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 naturally emerge as a leader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tend to be self-conscious, but do my best to hide it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 worry about many things, especially inconsistencies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an active person and have a busy schedule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tend to "walk on the sunny side of life"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oney is important to my happiness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spend hours alone with my hobbies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t is better to give than to receive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sometimes get lost in a pit of depression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am independent and my own boss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 conform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am punctual and prefer being early to being late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prefer ideas to material possessions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eeling successful is one of the best feelings I've ever had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rebound quickly from bad experiences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enjoy being in harmony with people and nature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am a romantic and long to find my soul mate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 have difficulty saying no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prefer it when leaders are decisive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am usually a bit more serious than other people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often have to redo other peoples work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 groups I tend to be silent and invisible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love adventure and new experiences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can be indecisive at times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like to stand out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take things seriously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 feels good to have people over and entertain them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 am emotional and my feelings are easily hurt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tend to be suspicious of others' hidden motives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y skin is thicker than most others'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t is good to wake up to a full day of planned activities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nce I get going on something, it can be hard to change course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am extraverted and feel comfortable in crowds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t's easy for me to understand others' viewpoints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t warms my heart to think I helped someone feel better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 am a perfectionist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feel that only a very few people are truly worthy of my admiration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can be controlling at times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tend to hide my self-doubt and insecurities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have a very active internal dialogue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am uninhibited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avoid confrontation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tend to look down on weak people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hate to feel lonely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am alert and cautious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 am practical and realistic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not afraid to cut corners occasionally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try to be likeable and tend to like others as well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am at peace with myself and most other people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ometimes I hide my inner conflict behind a calm exterior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overindulge at times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really enjoy feeling bitter sweet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have a solid sense of what's right and wrong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 relationships with others are what my life is about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am in touch with my values and needs, and they drive my decisions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 most situations I am cool, calm, and collected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 want to be the best at what I do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am persistent: "when the going gets tough, the tough get going"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have a hard time showing emotions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tend to have a variety of interests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like it when people respond positively to my encouragement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ce guys finish last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tend to do my best work when left alone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t's pointless to stress out about things you can't change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do my best to keep my word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frequently finish projects early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am thorough and detail-oriented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get lots of satisfaction from helping others achieve their goals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like it when people understand me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would rather brainstorm ideas than actually implement them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<text:span text:style-name="T1">I tell people exactly what I think and </text:span>don't "pull punches"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aving a mission is key to making life worthwhile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en other people are arguing, I leave the room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 sometimes worry, even when things are going well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love it when things are going well and I'm in the flow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sometimes lose track of time while getting lost in my work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am agreeable and tend to adapt to those around me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 a fight, I will not surrender until I absolutely have to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ntrary to what the "experts" say, I am able to multitask efficiently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tend to be intuitive and idealistic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spite my best efforts, I occasionally fall for scams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am individualistic and not afraid to be different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enjoy expressing my feelings and tend to "wear my heart on my sleeve"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have a positive outlook on life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want people to tell me the truth, not spare my feelings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enjoy traveling and experiencing different cultures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hen things aren't going well, I do not hesitate to change course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side with the rebels over the establishment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am articulate and care about grammar, spelling, and punctuation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careful and fearful of embarassment for making mistakes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 can be cynical and skpetical of others' expertise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reject attempts to control me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tend to be assertive and even aggressive at times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prefer that relationships be harmonious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like to double-check my work before moving on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fearless and willing to take risks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have a vivid imagination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 an effort to avoid criticism, I often conform to others' expectations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am competent and efficient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work hard and am protective of the ones I love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am a private person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t's easier to do quick unimportant tasks than the big important ones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am thoughtful and often generous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am easily distracted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don't mind sulking and wallowing in negativity when I feel down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put work first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see things as being mostly black-and-white - they are good or bad, right or wrong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can sometimes be my own worst enemy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 am decisive and unshakeable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am very curious and tend to know about a variety of things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can be a bit of a packrat at times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cry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am uninhibited and feel free to speak my mind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like to stay busy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doubt myself -- and most everyone else as well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like a conversation where no one agrees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  <table:database-ranges>
        <table:database-range table:name="__Anonymous_Sheet_DB__0" table:target-range-address="'combo-2-180_items-best'.A3:'combo-2-180_items-best'.C19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4T16:22:37.297775901</dc:date>
    <meta:editing-duration>PT22H57M26S</meta:editing-duration>
    <meta:editing-cycles>103</meta:editing-cycles>
    <meta:document-statistic meta:table-count="1" meta:cell-count="540" meta:object-count="0"/>
  </office:meta>
</office:document-meta>
</file>